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05cm" draw:marker-end="Arrow" draw:marker-end-width="0.508cm" draw:fill="solid" draw:fill-color="#b2b2b2" draw:textarea-horizontal-align="justify" draw:textarea-vertical-align="middle" draw:auto-grow-height="false" fo:min-height="2.949cm" fo:min-width="4.05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305cm" draw:marker-end="Arrow" draw:marker-end-width="0.508cm" draw:fill="solid" draw:fill-color="#b2b2b2" draw:textarea-horizontal-align="justify" draw:textarea-vertical-align="middle" draw:auto-grow-height="false" fo:min-height="2.949cm" fo:min-width="4.05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305cm" draw:marker-end="Arrow" draw:marker-end-width="0.508cm" draw:fill="solid" draw:fill-color="#b2b2b2" draw:textarea-horizontal-align="justify" draw:textarea-vertical-align="middle" draw:auto-grow-height="false" fo:min-height="2.949cm" fo:min-width="4.054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305cm" draw:marker-end="Arrow" draw:marker-end-width="0.508cm" draw:fill="solid" draw:fill-color="#b2b2b2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55cm" svg:height="3.199cm" svg:x="2.084cm" svg:y="4.063cm">
          <text:p text:style-name="P1">mov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56cm" svg:height="3.199cm" svg:x="7.919cm" svg:y="8.661cm">
          <text:p text:style-name="P1">eating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554cm" svg:height="3.199cm" svg:x="13.812cm" svg:y="13.282cm">
          <text:p text:style-name="P1">reproduc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56cm" svg:height="3.199cm" svg:x="19.505cm" svg:y="17.941cm">
          <text:p text:style-name="P1">dying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39cm" svg:y1="5.662cm" svg:x2="10.197cm" svg:y2="8.661cm" draw:start-shape="id1" draw:start-glue-point="1" draw:end-shape="id2" draw:end-glue-point="0" svg:d="M6639 5662h3558v2999" svg:viewBox="0 0 3559 3000">
          <text:p/>
        </draw:connector>
        <draw:connector draw:style-name="gr4" draw:text-style-name="P2" draw:layer="layout" svg:x1="12.475cm" svg:y1="10.26cm" svg:x2="16.089cm" svg:y2="13.282cm" draw:start-shape="id2" draw:start-glue-point="1" draw:end-shape="id3" draw:end-glue-point="0" svg:d="M12475 10260h3614v3022" svg:viewBox="0 0 3615 3023">
          <text:p/>
        </draw:connector>
        <draw:connector draw:style-name="gr4" draw:text-style-name="P2" draw:layer="layout" svg:x1="4.361cm" svg:y1="7.262cm" svg:x2="19.505cm" svg:y2="19.54cm" draw:start-shape="id1" draw:start-glue-point="2" draw:end-shape="id4" draw:end-glue-point="3" svg:d="M4361 7262v12278h15144" svg:viewBox="0 0 15145 12279">
          <text:p/>
        </draw:connector>
        <draw:connector draw:style-name="gr4" draw:text-style-name="P2" draw:layer="layout" draw:line-skew="-0.89cm" svg:x1="7.919cm" svg:y1="10.26cm" svg:x2="2.084cm" svg:y2="5.662cm" draw:start-shape="id2" draw:start-glue-point="3" draw:end-shape="id1" draw:end-glue-point="3" svg:d="M7919 10260h-7252v-4598h1417" svg:viewBox="0 0 7253 4599">
          <text:p/>
        </draw:connector>
        <draw:connector draw:style-name="gr4" draw:text-style-name="P2" draw:layer="layout" draw:line-skew="0cm -0.78cm" svg:x1="18.366cm" svg:y1="14.881cm" svg:x2="4.361cm" svg:y2="4.063cm" draw:start-shape="id3" draw:start-glue-point="1" draw:end-shape="id1" draw:end-glue-point="0" svg:d="M18366 14881h526v-12125h-14531v1307" svg:viewBox="0 0 14532 12126">
          <text:p/>
        </draw:connector>
        <draw:connector draw:style-name="gr4" draw:text-style-name="P2" xml:id="id5" draw:id="id5" draw:layer="layout" svg:x1="13.812cm" svg:y1="14.881cm" svg:x2="10.197cm" svg:y2="11.86cm" draw:start-shape="id3" draw:start-glue-point="3" draw:end-shape="id2" draw:end-glue-point="2" svg:d="M13812 14881h-3615v-3021" svg:viewBox="0 0 3616 3022">
          <text:p/>
        </draw:connector>
        <draw:connector draw:style-name="gr4" draw:text-style-name="P2" draw:layer="layout" draw:line-skew="0cm -0.815cm" svg:x1="24.061cm" svg:y1="19.54cm" svg:x2="21.783cm" svg:y2="17.941cm" draw:start-shape="id4" draw:start-glue-point="1" draw:end-shape="id4" draw:end-glue-point="0" svg:d="M24061 19540h526v-2941h-2804v1342" svg:viewBox="0 0 2805 2942">
          <text:p/>
        </draw:connector>
        <draw:connector draw:style-name="gr4" draw:text-style-name="P2" draw:layer="layout" svg:x1="21.783cm" svg:y1="21.14cm" svg:x2="10.197cm" svg:y2="14.881cm" draw:start-shape="id4" draw:start-glue-point="2" draw:end-shape="id5" draw:end-glue-point="0" svg:d="M21783 21140v525h-11586v-6784" svg:viewBox="0 0 11587 678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3T12:24:36.305814971</meta:creation-date>
    <dc:date>2020-04-23T13:12:09.028837812</dc:date>
    <meta:editing-duration>PT7M48S</meta:editing-duration>
    <meta:editing-cycles>3</meta:editing-cycles>
    <meta:generator>LibreOffice/6.4.2.2$Linux_X86_64 LibreOffice_project/40$Build-2</meta:generator>
    <meta:document-statistic meta:object-count="12"/>
  </office:meta>
</office:document-meta>
</file>